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11000003251C9DCA860D3FE108.png" manifest:media-type="image/png"/>
  <manifest:file-entry manifest:full-path="Pictures/100000000000039500000322FE884AF0693CD680.png" manifest:media-type="image/png"/>
  <manifest:file-entry manifest:full-path="Pictures/1000000100000295000001E25000C4043B4EEF45.png" manifest:media-type="image/png"/>
  <manifest:file-entry manifest:full-path="Pictures/10000001000002BD0000020A4A5B45153BAD51D5.png" manifest:media-type="image/png"/>
  <manifest:file-entry manifest:full-path="Pictures/1000000100000A2C000006443DBC223FDB4D2F1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3" style:family="graphic">
      <style:graphic-properties style:protect="size"/>
    </style:style>
    <style:style style:name="gr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18.006cm" svg:height="15.749cm" svg:x="7.494cm" svg:y="0cm">
          <draw:image xlink:href="Pictures/100000000000039500000322FE884AF0693CD680.png" xlink:type="simple" xlink:show="embed" xlink:actuate="onLoad" draw:mime-type="image/png">
            <text:p/>
          </draw:image>
        </draw:frame>
        <draw:frame draw:style-name="gr2" draw:text-style-name="P2" draw:layer="layout" svg:width="5.5cm" svg:height="0.962cm" svg:x="0.5cm" svg:y="2.5cm">
          <draw:text-box>
            <text:p>Connexion</text:p>
          </draw:text-box>
        </draw:fram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draw:style-name="gr2" draw:text-style-name="P2" draw:layer="layout" svg:width="5cm" svg:height="0.962cm" svg:x="0.5cm" svg:y="3.5cm">
          <draw:text-box>
            <text:p>Calendrier</text:p>
          </draw:text-box>
        </draw:frame>
        <draw:frame draw:style-name="gr4" draw:text-style-name="P4" draw:layer="layout" svg:width="17.488cm" svg:height="12.752cm" svg:x="7.5cm" svg:y="1.248cm">
          <draw:image xlink:href="Pictures/1000000100000295000001E25000C4043B4EEF4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draw:style-name="gr2" draw:text-style-name="P2" draw:layer="layout" svg:width="4.5cm" svg:height="0.962cm" svg:x="0.5cm" svg:y="3.5cm">
          <draw:text-box>
            <text:p>Tâches</text:p>
          </draw:text-box>
        </draw:frame>
        <draw:frame draw:style-name="gr4" draw:text-style-name="P4" draw:layer="layout" svg:width="18.546cm" svg:height="13.81cm" svg:x="6.454cm" svg:y="0.69cm">
          <draw:image xlink:href="Pictures/10000001000002BD0000020A4A5B45153BAD51D5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draw:style-name="gr1" draw:text-style-name="P1" draw:layer="layout" svg:width="15.357cm" svg:height="15.749cm" svg:x="9.5cm" svg:y="0cm">
          <draw:image xlink:href="Pictures/1000000000000311000003251C9DCA860D3FE108.png" xlink:type="simple" xlink:show="embed" xlink:actuate="onLoad" draw:mime-type="image/png">
            <text:p/>
          </draw:image>
        </draw:frame>
        <draw:frame draw:style-name="gr2" draw:text-style-name="P2" draw:layer="layout" svg:width="8cm" svg:height="0.962cm" svg:x="0.5cm" svg:y="3.5cm">
          <draw:text-box>
            <text:p>Messagerie</text:p>
          </draw:text-box>
        </draw:frame>
        <draw:frame draw:style-name="gr5" draw:text-style-name="P5" draw:layer="layout" svg:width="0.502cm" svg:height="1.187cm" svg:x="7.5cm" svg:y="8cm">
          <draw:text-box>
            <text:p/>
          </draw:text-box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draw:style-name="gr2" draw:text-style-name="P2" draw:layer="layout" svg:width="8cm" svg:height="0.962cm" svg:x="0.5cm" svg:y="3.5cm">
          <draw:text-box>
            <text:p>Dashboard</text:p>
          </draw:text-box>
        </draw:frame>
        <draw:frame draw:style-name="gr4" draw:text-style-name="P4" draw:layer="layout" svg:width="21.576cm" svg:height="13.29cm" svg:x="5.924cm" svg:y="1cm">
          <draw:image xlink:href="Pictures/1000000100000A2C000006443DBC223FDB4D2F10.png" xlink:type="simple" xlink:show="embed" xlink:actuate="onLoad" draw:mime-type="image/png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10-03T15:07:05.817000000</meta:creation-date>
    <dc:date>2022-10-03T22:39:33.835000000</dc:date>
    <meta:editing-duration>PT15M18S</meta:editing-duration>
    <meta:editing-cycles>2</meta:editing-cycles>
    <meta:generator>LibreOffice/7.2.4.1$Windows_X86_64 LibreOffice_project/27d75539669ac387bb498e35313b970b7fe9c4f9</meta:generator>
    <meta:document-statistic meta:object-count="42"/>
  </office:meta>
</office:document-meta>
</file>